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</office:automatic-styles>
  <office:body>
    <office:text>
      <text:h text:style-name="Heading_20_1" text:outline-level="1">bibliography</text:h>
      <text:h text:style-name="Heading_20_2" text:outline-level="2">computer science &amp; programming</text:h>
      <text:list text:style-name="L1">
        <text:list-item>
          <text:p text:style-name="P1">structure and interpretation of computer programs, abelson and sussman</text:p>
        </text:list-item>
        <text:list-item>
          <text:p text:style-name="P1">masterminds of programming, biancuzzi</text:p>
        </text:list-item>
        <text:list-item>
          <text:p text:style-name="P1">essentials of programming languages, friedman</text:p>
        </text:list-item>
        <text:list-item>
          <text:p text:style-name="P1">mechanical intelligence, turing (ince)</text:p>
        </text:list-item>
        <text:list-item>
          <text:p text:style-name="P1">C programming language, kernighan</text:p>
        </text:list-item>
        <text:list-item>
          <text:p text:style-name="P1">art of computer programming, knuth</text:p>
        </text:list-item>
        <text:list-item>
          <text:p text:style-name="P1">concepts of programming languages, sebesta</text:p>
        </text:list-item>
        <text:list-item>
          <text:p text:style-name="P1">philosophy of computer science, rapaport</text:p>
        </text:list-item>
        <text:list-item>
          <text:p text:style-name="P1">software and mind, alexei</text:p>
        </text:list-item>
        <text:list-item>
          <text:p text:style-name="P1">thinking in c++, eckel</text:p>
        </text:list-item>
      </text:list>
      <text:h text:style-name="Heading_20_2" text:outline-level="2">media studies</text:h>
      <text:list text:style-name="L2">
        <text:list-item>
          <text:p text:style-name="P2">rhetoric of video games, bogost</text:p>
        </text:list-item>
        <text:list-item>
          <text:p text:style-name="P2">programmed visions, chun</text:p>
        </text:list-item>
        <text:list-item>
          <text:p text:style-name="P2">speaking code, cox</text:p>
        </text:list-item>
        <text:list-item>
          <text:p text:style-name="P2">behind the blip: essays on the culture of software, fuller</text:p>
        </text:list-item>
        <text:list-item>
          <text:p text:style-name="P2">gaming: essays on algorithmic culture, galloway</text:p>
        </text:list-item>
        <text:list-item>
          <text:p text:style-name="P2">speech, writing, code, hayles</text:p>
        </text:list-item>
        <text:list-item>
          <text:p text:style-name="P2">my mother was a computer: digital subjects and literary texts, hayles</text:p>
        </text:list-item>
        <text:list-item>
          <text:p text:style-name="P2">aufschreibesysteme, kittler</text:p>
        </text:list-item>
        <text:list-item>
          <text:p text:style-name="P2">language of new media, manovich</text:p>
        </text:list-item>
        <text:list-item>
          <text:p text:style-name="P2">design des programmes, masure</text:p>
        </text:list-item>
        <text:list-item>
          <text:p text:style-name="P2">understanding media, mcluhan</text:p>
        </text:list-item>
        <text:list-item>
          <text:p text:style-name="P2">10 print, montfort et. al.</text:p>
        </text:list-item>
        <text:list-item>
          <text:p text:style-name="P2">software arts, sack</text:p>
        </text:list-item>
        <text:list-item>
          <text:p text:style-name="P2">coding literacy, vee</text:p>
        </text:list-item>
        <text:list-item>
          <text:p text:style-name="P2">hacker manifesto, wark</text:p>
        </text:list-item>
        <text:list-item>
          <text:p text:style-name="P2">deep time of the media, zielinski</text:p>
        </text:list-item>
        <text:list-item>
          <text:p text:style-name="P2">le plaisir du texte, barthes</text:p>
        </text:list-item>
        <text:list-item>
          <text:p text:style-name="P2">extreme inscription - towards a grammatology of the hard drive, kirschenbaum</text:p>
        </text:list-item>
        <text:list-item>
          <text:p text:style-name="P2">s/z, barthes</text:p>
        </text:list-item>
        <text:list-item>
          <text:p text:style-name="P2">program code poetry, cramer</text:p>
        </text:list-item>
        <text:list-item>
          <text:p text:style-name="P2">execut[up]?able statements, cramer</text:p>
        </text:list-item>
        <text:list-item>
          <text:p text:style-name="P2">language and symbolic power, bourdieu</text:p>
        </text:list-item>
        <text:list-item>
          <text:p text:style-name="P2">radiant textuality, mcgann</text:p>
        </text:list-item>
      </text:list>
      <text:h text:style-name="Heading_20_2" text:outline-level="2">digital art</text:h>
      <text:list text:style-name="L3">
        <text:list-item>
          <text:p text:style-name="P3">poetic computation, choi</text:p>
        </text:list-item>
        <text:list-item>
          <text:p text:style-name="P3">code.surface code.depth, raley</text:p>
        </text:list-item>
        <text:list-item>
          <text:p text:style-name="P3">on code and codework, sondheim</text:p>
        </text:list-item>
        <text:list-item>
          <text:p text:style-name="P3">words made flesh, cramer</text:p>
        </text:list-item>
        <text:list-item>
          <text:p text:style-name="P3">code as language, glazier</text:p>
        </text:list-item>
        <text:list-item>
          <text:p text:style-name="P3">the art of code, black</text:p>
        </text:list-item>
        <text:list-item>
          <text:p text:style-name="P3">poesie numerique, bootz</text:p>
        </text:list-item>
        <text:list-item>
          <text:p text:style-name="P3">la valeur heuristique de la litterature numerique</text:p>
        </text:list-item>
        <text:list-item>
          <text:p text:style-name="P3">systems aesthetic, burnham</text:p>
        </text:list-item>
        <text:list-item>
          <text:p text:style-name="P3">virtual muse, hartman</text:p>
        </text:list-item>
        <text:list-item>
          <text:p text:style-name="P3">hamlet on the holodeck, murray</text:p>
        </text:list-item>
        <text:list-item>
          <text:p text:style-name="P3">poetique des codes, paloque-berges</text:p>
        </text:list-item>
        <text:list-item>
          <text:p text:style-name="P3">the role of programming in digital art, andrews</text:p>
        </text:list-item>
        <text:list-item>
          <text:p text:style-name="P3">a poem is a machine to think with, baldwin</text:p>
        </text:list-item>
      </text:list>
      <text:h text:style-name="Heading_20_1" text:outline-level="1">aesthetics</text:h>
      <text:list text:style-name="L4">
        <text:list-item>
          <text:p text:style-name="P4">aesthetic theory, adorno</text:p>
        </text:list-item>
        <text:list-item>
          <text:p text:style-name="P4">language as symbolic action, burke</text:p>
        </text:list-item>
        <text:list-item>
          <text:p text:style-name="P4">languages of art, goodman</text:p>
        </text:list-item>
        <text:list-item>
          <text:p text:style-name="P4">questions de poetique, jakobson</text:p>
        </text:list-item>
        <text:list-item>
          <text:p text:style-name="P4">aiesthesis, ranciere</text:p>
        </text:list-item>
        <text:list-item>
          <text:p text:style-name="P4">mute speech, ranciere</text:p>
        </text:list-item>
        <text:list-item>
          <text:p text:style-name="P4">relational aesthetics, bourriaud</text:p>
        </text:list-item>
        <text:list-item>
          <text:p text:style-name="P4">the craftsman, sennett</text:p>
        </text:list-item>
        <text:list-item>
          <text:p text:style-name="P4">moderne/contemporain, bouchardon</text:p>
        </text:list-item>
        <text:list-item>
          <text:p text:style-name="P4">theory after theory, bir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